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32" calcext:value-type="float">
            <text:p>1232</text:p>
          </table:table-cell>
          <table:table-cell table:style-name="ce7" table:formula="of:=COUNTIF([.B7:.B1000000];&quot;X&quot;)" office:value-type="float" office:value="1061" calcext:value-type="float">
            <text:p>1061</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312" calcext:value-type="float">
            <text:p>13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11">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21:49:39.9496504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27T21:50:08.558935041</dc:date>
    <meta:editing-duration>P1DT9H33S</meta:editing-duration>
    <meta:editing-cycles>1223</meta:editing-cycles>
    <meta:document-statistic meta:table-count="1" meta:cell-count="7435" meta:object-count="0"/>
  </office:meta>
</office:document-meta>
</file>